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8a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ff72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a83e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4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c8aaa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4e274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0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4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a0f7b62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Footnote">
      <style:text-properties officeooo:rsid="043ccc66" officeooo:paragraph-rsid="0dca2508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paragraph-properties fo:text-align="center" style:justify-single-word="false"/>
      <style:text-properties officeooo:paragraph-rsid="0cc50ec9"/>
    </style:style>
    <style:style style:name="P61" style:family="paragraph" style:parent-style-name="Standard">
      <style:paragraph-properties fo:text-align="center" style:justify-single-word="false"/>
      <style:text-properties officeooo:paragraph-rsid="0f5f1cf7"/>
    </style:style>
    <style:style style:name="P62" style:family="paragraph" style:parent-style-name="Standard">
      <style:paragraph-properties fo:text-align="center" style:justify-single-word="false"/>
      <style:text-properties officeooo:paragraph-rsid="0eb4913f"/>
    </style:style>
    <style:style style:name="P63" style:family="paragraph" style:parent-style-name="Standard">
      <style:paragraph-properties fo:text-align="center" style:justify-single-word="false"/>
      <style:text-properties officeooo:paragraph-rsid="0daef67d"/>
    </style:style>
    <style:style style:name="P64" style:family="paragraph" style:parent-style-name="Standard">
      <style:paragraph-properties fo:text-align="center" style:justify-single-word="false"/>
      <style:text-properties officeooo:paragraph-rsid="0db0d4d1"/>
    </style:style>
    <style:style style:name="P65" style:family="paragraph" style:parent-style-name="Standard">
      <style:paragraph-properties fo:text-align="center" style:justify-single-word="false"/>
      <style:text-properties officeooo:paragraph-rsid="0cc5fe5b"/>
    </style:style>
    <style:style style:name="P66" style:family="paragraph" style:parent-style-name="Standard">
      <style:paragraph-properties fo:text-align="center" style:justify-single-word="false"/>
      <style:text-properties officeooo:paragraph-rsid="0d1ec96e"/>
    </style:style>
    <style:style style:name="P67" style:family="paragraph" style:parent-style-name="Standard">
      <style:paragraph-properties fo:text-align="center" style:justify-single-word="false"/>
      <style:text-properties officeooo:paragraph-rsid="0d804757"/>
    </style:style>
    <style:style style:name="P68" style:family="paragraph" style:parent-style-name="Standard">
      <style:paragraph-properties fo:text-align="center" style:justify-single-word="false"/>
      <style:text-properties officeooo:paragraph-rsid="0dce9327"/>
    </style:style>
    <style:style style:name="P69" style:family="paragraph" style:parent-style-name="Standard">
      <style:paragraph-properties fo:text-align="center" style:justify-single-word="false"/>
      <style:text-properties officeooo:paragraph-rsid="103fc298"/>
    </style:style>
    <style:style style:name="P70" style:family="paragraph" style:parent-style-name="Standard">
      <style:paragraph-properties fo:text-align="center" style:justify-single-word="false"/>
      <style:text-properties officeooo:paragraph-rsid="10411e41"/>
    </style:style>
    <style:style style:name="P71" style:family="paragraph" style:parent-style-name="Standard">
      <style:text-properties officeooo:paragraph-rsid="0cb27039"/>
    </style:style>
    <style:style style:name="P72" style:family="paragraph" style:parent-style-name="Footnote">
      <style:text-properties officeooo:paragraph-rsid="0f92b562"/>
    </style:style>
    <style:style style:name="P73" style:family="paragraph" style:parent-style-name="Standard">
      <style:text-properties officeooo:paragraph-rsid="0f9ce6c3"/>
    </style:style>
    <style:style style:name="P74" style:family="paragraph" style:parent-style-name="Standard">
      <style:text-properties officeooo:paragraph-rsid="0f9ee08e"/>
    </style:style>
    <style:style style:name="P75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6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7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8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79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0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1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82" style:family="paragraph" style:parent-style-name="Footnote">
      <style:text-properties officeooo:paragraph-rsid="0fda15e0"/>
    </style:style>
    <style:style style:name="P83" style:family="paragraph" style:parent-style-name="Standard">
      <style:text-properties officeooo:paragraph-rsid="0fe106d1"/>
    </style:style>
    <style:style style:name="P84" style:family="paragraph" style:parent-style-name="Footnote">
      <style:text-properties officeooo:paragraph-rsid="102c1a0f"/>
    </style:style>
    <style:style style:name="P85" style:family="paragraph" style:parent-style-name="Standard">
      <style:text-properties officeooo:paragraph-rsid="1044b2e0"/>
    </style:style>
    <style:style style:name="P86" style:family="paragraph" style:parent-style-name="Footnote">
      <style:text-properties officeooo:paragraph-rsid="1020b286"/>
    </style:style>
    <style:style style:name="P87" style:family="paragraph" style:parent-style-name="Standard">
      <style:text-properties officeooo:paragraph-rsid="104d50c8"/>
    </style:style>
    <style:style style:name="P88" style:family="paragraph" style:parent-style-name="Standard">
      <style:text-properties officeooo:paragraph-rsid="105130c2"/>
    </style:style>
    <style:style style:name="P8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6dc881" officeooo:paragraph-rsid="1070af7e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paragraph-properties fo:break-before="page"/>
      <style:text-properties officeooo:paragraph-rsid="0b0ddd8e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75435a"/>
    </style:style>
    <style:style style:name="P10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5c22a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8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19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0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82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53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54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6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6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7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2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7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7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9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0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1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3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8" style:family="text">
      <style:text-properties fo:color="#000000" loext:opacity="100%" style:font-name="Liberation Sans" fo:font-size="12pt" style:font-size-asian="12pt" style:font-size-complex="12pt"/>
    </style:style>
    <style:style style:name="T20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10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3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218" style:family="text">
      <style:text-properties style:text-line-through-style="none" style:text-line-through-type="none" style:font-name="Liberation Sans" fo:font-size="12pt" style:text-underline-style="none" fo:font-weight="normal" officeooo:rsid="105c8aaa" style:font-size-asian="12pt" style:font-weight-asian="normal" style:font-size-complex="12pt" style:font-weight-complex="normal"/>
    </style:style>
    <style:style style:name="T219" style:family="text">
      <style:text-properties style:text-line-through-style="none" style:text-line-through-type="none" style:font-name="Liberation Sans" fo:font-size="12pt" style:text-underline-style="none" fo:font-weight="normal" officeooo:rsid="1067a80d" style:font-size-asian="12pt" style:font-weight-asian="normal" style:font-size-complex="12pt" style:font-weight-complex="normal"/>
    </style:style>
    <style:style style:name="T220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1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2" style:family="text">
      <style:text-properties style:text-line-through-style="none" style:text-line-through-type="none" style:font-name="Liberation Sans" fo:font-size="12pt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22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2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26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27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228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29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230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231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232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233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234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35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36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237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238" style:family="text">
      <style:text-properties style:text-line-through-style="none" style:text-line-through-type="none" style:font-name="Liberation Sans" fo:font-size="12pt" style:text-underline-style="none" fo:font-weight="bold" officeooo:rsid="1072ae56" style:font-size-asian="12pt" style:font-weight-asian="bold" style:font-size-complex="12pt" style:font-weight-complex="bold"/>
    </style:style>
    <style:style style:name="T239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40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41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42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4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24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24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24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24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24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49" style:family="text">
      <style:text-properties style:text-line-through-style="none" style:text-line-through-type="none" style:font-name="Bitstream Vera Sans" fo:font-size="10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50" style:family="text">
      <style:text-properties style:use-window-font-color="true" loext:opacity="0%" style:font-name="Liberation Sans" officeooo:rsid="047da547"/>
    </style:style>
    <style:style style:name="T25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5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5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56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57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style:use-window-font-color="true" loext:opacity="0%" style:font-name="Liberation Sans" fo:font-size="12pt" fo:language="nl" fo:country="NL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74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75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7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8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9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1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2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3" style:family="text">
      <style:text-properties style:use-window-font-color="true" loext:opacity="0%" style:font-name="Liberation Sans" fo:font-size="12pt" style:font-size-asian="12pt" style:font-size-complex="12pt"/>
    </style:style>
    <style:style style:name="T284" style:family="text">
      <style:text-properties style:use-window-font-color="true" loext:opacity="0%" style:font-name="Liberation Sans" officeooo:rsid="0efd8e5c"/>
    </style:style>
    <style:style style:name="T285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6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7" style:family="text">
      <style:text-properties officeooo:rsid="04473353"/>
    </style:style>
    <style:style style:name="T28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0" style:family="text">
      <style:text-properties officeooo:rsid="0aace3cd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0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1" style:family="text">
      <style:text-properties officeooo:rsid="0f0ca65a"/>
    </style:style>
    <style:style style:name="T312" style:family="text">
      <style:text-properties officeooo:rsid="0f8f58bd"/>
    </style:style>
    <style:style style:name="T313" style:family="text">
      <style:text-properties officeooo:rsid="0f95a7a0"/>
    </style:style>
    <style:style style:name="T314" style:family="text">
      <style:text-properties style:text-underline-style="none"/>
    </style:style>
    <style:style style:name="T315" style:family="text">
      <style:text-properties style:font-name="Liberation Mono" fo:font-size="8pt" style:font-size-asian="8pt" style:font-size-complex="8pt" loext:padding="0.049cm" loext:border="0.31pt solid #000000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officeooo:rsid="105c8aaa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92"><text:span text:style-name="Strong_20_Emphasis"><text:span text:style-name="T176">C</text:span></text:span><text:span text:style-name="Strong_20_Emphasis"><text:span text:style-name="T175">hecklist voor </text:span></text:span><text:span text:style-name="Strong_20_Emphasis"><text:span text:style-name="T177">de installatie</text:span></text:span><text:span text:style-name="Strong_20_Emphasis"><text:span text:style-name="T175"> van </text:span></text:span><text:span text:style-name="Strong_20_Emphasis"><text:span text:style-name="T181"><text:user-field-get text:name="Distro">Rocky Linux</text:user-field-get></text:span></text:span><text:span text:style-name="Strong_20_Emphasis"><text:span text:style-name="T183"><text:s/></text:span></text:span><text:span text:style-name="Strong_20_Emphasis"><text:span text:style-name="T181"><text:user-field-get text:name="Version">8.10</text:user-field-get></text:span></text:span><text:span text:style-name="Strong_20_Emphasis"><text:span text:style-name="T179"><text:note text:id="ftn1" text:note-class="footnote"><text:note-citation>1</text:note-citation><text:note-body><text:p text:style-name="P84"><text:span text:style-name="T297">D</text:span><text:span text:style-name="T291">eze </text:span><text:span text:style-name="Strong_20_Emphasis"><text:span text:style-name="T300"><text:user-field-get text:name="Distro">Rocky Linux</text:user-field-get></text:span></text:span><text:span text:style-name="T293"><text:s/></text:span><text:span text:style-name="T301"><text:user-field-get text:name="Version">8.10</text:user-field-get></text:span><text:span text:style-name="T301"><text:s/>Desktop</text:span><text:span text:style-name="T291"> (codenaam </text:span><text:span text:style-name="T296">GreenObsidian</text:span><text:span text:style-name="T291">) van </text:span><text:span text:style-name="T299">mei</text:span><text:span text:style-name="T294"> </text:span><text:span text:style-name="Strong_20_Emphasis"><text:span text:style-name="T302"><text:user-field-get text:name="Releaseyear">2024</text:user-field-get></text:span></text:span><text:span text:style-name="T295"><text:s/></text:span><text:span text:style-name="T297">is een zogenaamde </text:span><text:span text:style-name="T291">LTS-</text:span><text:span text:style-name="T297">versie</text:span><text:span text:style-name="T291"> </text:span><text:span text:style-name="T297">(</text:span><text:span text:style-name="T291">staat voor Long-Term Support, </text:span><text:span text:style-name="T292">langetermijnondersteuning</text:span><text:span text:style-name="T297">)</text:span><text:span text:style-name="T292"> </text:span><text:span text:style-name="T298">en</text:span><text:span text:style-name="T295"> </text:span><text:span text:style-name="T291">wordt gedurende 5 jaar ondersteund tot </text:span><text:span text:style-name="T299">mei</text:span><text:span text:style-name="T291"> 202</text:span><text:span text:style-name="T296">9</text:span><text:span text:style-name="T291">.</text:span></text:p></text:note-body></text:note></text:span></text:span><text:span text:style-name="Strong_20_Emphasis"><text:span text:style-name="T180"><text:s/></text:span></text:span><text:span text:style-name="Strong_20_Emphasis"><text:span text:style-name="T182">Desktop</text:span></text:span><text:span text:style-name="Strong_20_Emphasis"><text:span text:style-name="T178">.</text:span></text:span></text:p>
      <text:p text:style-name="P17"/>
      <text:p text:style-name="P17">Dit is een invulbare PDF, afdrukken is niet noodzakelijk.</text:p>
      <text:p text:style-name="P18"/>
      <text:p text:style-name="P9"><text:span text:style-name="T19">Vul </text:span><text:span text:style-name="T18">achter</text:span><text:span text:style-name="T15"> de </text:span><text:span text:style-name="Definition"><text:span text:style-name="T311">ONDERSTREEPTE</text:span></text:span><text:span text:style-name="T1"> </text:span><text:span text:style-name="T16">woorden</text:span><text:span text:style-name="T15"> het</text:span><text:span text:style-name="Strong_20_Emphasis"><text:span text:style-name="T220"> </text:span></text:span><text:span text:style-name="Strong_20_Emphasis"><text:span text:style-name="T221">tekstvak</text:span></text:span><text:span text:style-name="T16"> </text:span><text:span text:style-name="T19">in,</text:span><text:span text:style-name="T16"> </text:span><text:span text:style-name="T250">zie </text:span><text:span text:style-name="T284">[</text:span><text:span text:style-name="T250">toelichting</text:span><text:span text:style-name="T284">]</text:span><text:span text:style-name="T16">:</text:span></text:p>
      <text:p text:style-name="P2"><text:span text:style-name="Definition"><text:span text:style-name="T23">GEBRUIKER</text:span></text:span><text:span text:style-name="T258"><text:tab/><text:tab/></text:span><text:span text:style-name="T283"> <text:tab/><text:tab/></text:span><text:span text:style-name="T259"><draw:control text:anchor-type="as-char" svg:y="-0.4cm" draw:z-index="9" draw:name="Gebruiker 2" draw:style-name="gr2" draw:text-style-name="P101" svg:width="6.4cm" svg:height="0.6cm" draw:control="control8"><svg:title>Gebruiker</svg:title><svg:desc>Volledige naam, bijv. Jan Stek</svg:desc></draw:control></text:span><text:span text:style-name="T259"><text:tab/> <text:s text:c="2"/></text:span><text:span text:style-name="T260">[</text:span><text:span text:style-name="T261">N</text:span><text:span text:style-name="T253">aam, bijv. </text:span><text:span text:style-name="T254">J</text:span><text:span text:style-name="T281">a</text:span><text:span text:style-name="T254">n </text:span><text:span text:style-name="T281">Jansen</text:span><text:span text:style-name="T282">]</text:span></text:p>
      <text:p text:style-name="P83"><text:span text:style-name="Definition"><text:span text:style-name="T252">g</text:span></text:span><text:span text:style-name="Definition">ebruikersnaam</text:span><text:span text:style-name="Definition"><text:span text:style-name="T314"><text:tab/></text:span></text:span><text:span text:style-name="T251"><draw:control text:anchor-type="as-char" svg:y="-0.4cm" draw:z-index="10" draw:name="Gberuikersnaam 3" draw:style-name="gr2" draw:text-style-name="P101" svg:width="6.4cm" svg:height="0.6cm" draw:control="control9"><svg:title>Gebruikersnaam</svg:title><svg:desc>Korte naam, bijv. jan</svg:desc></draw:control></text:span><text:span text:style-name="T251"><text:tab/> <text:s text:c="2"/></text:span><text:span text:style-name="T7">[</text:span><text:span text:style-name="T8">Gebruikers</text:span><text:span text:style-name="T6">naam, bijv. </text:span><text:span text:style-name="T189">j</text:span><text:span text:style-name="T190">a</text:span><text:span text:style-name="T189">n</text:span><text:span text:style-name="T191">]</text:span></text:p>
      <text:p text:style-name="P2"><text:span text:style-name="Definition">COMPUTERNAAM</text:span><text:span text:style-name="T263"><text:tab/><text:tab/></text:span><draw:control text:anchor-type="as-char" svg:y="-0.4cm" draw:z-index="11" draw:name="Computernaam 1" draw:style-name="gr2" draw:text-style-name="P101" svg:width="6.4cm" svg:height="0.6cm" draw:control="control10"><svg:title>Computernaam</svg:title><svg:desc>Unieke naam van de computer</svg:desc></draw:control><text:tab/> <text:s text:c="2"/><text:span text:style-name="T268">[</text:span><text:span text:style-name="T269">N</text:span><text:span text:style-name="T264">aam van de compute</text:span><text:span text:style-name="T265">r, </text:span><text:span text:style-name="T266">bijv. </text:span><text:span text:style-name="T267">pc02</text:span><text:span text:style-name="T268">]</text:span></text:p>
      <text:p text:style-name="P2"><text:span text:style-name="Definition"><text:span text:style-name="T271">GEBRUIKER</text:span></text:span><text:span text:style-name="Definition"><text:span text:style-name="T275"><text:tab/></text:span></text:span><text:span text:style-name="T270"><text:tab/></text:span><text:span text:style-name="T283"> <text:tab/><text:tab/></text:span><text:span text:style-name="T259"><draw:control text:anchor-type="as-char" svg:y="-0.4cm" draw:z-index="12" draw:name="Gebruiker 3" draw:style-name="gr2" draw:text-style-name="P101" svg:width="6.4cm" svg:height="0.6cm" draw:control="control11"><svg:title>Gebruiker</svg:title><svg:desc>Volledige naam, bijv. Jan Stek</svg:desc></draw:control></text:span><text:span text:style-name="T259"><text:tab/> <text:s text:c="2"/></text:span><text:span text:style-name="T260">[</text:span><text:span text:style-name="T262">N</text:span><text:span text:style-name="T253">aam </text:span><text:span text:style-name="T257">evt. 2</text:span><text:span text:style-name="T285">e</text:span><text:span text:style-name="T255"> gebruiker</text:span><text:span text:style-name="T256">]</text:span></text:p>
      <text:p text:style-name="P88"><text:span text:style-name="Definition"><text:span text:style-name="T271">GEBRUIKERSN</text:span></text:span><text:span text:style-name="Definition"><text:span text:style-name="T272">aa</text:span></text:span><text:span text:style-name="Definition"><text:span text:style-name="T271">M</text:span></text:span><text:span text:style-name="Definition"><text:span text:style-name="T275"><text:tab/></text:span></text:span><text:span text:style-name="T251"><draw:control text:anchor-type="as-char" svg:y="-0.4cm" draw:z-index="13" draw:name="Gberuikersnaam 4" draw:style-name="gr2" draw:text-style-name="P101" svg:width="6.4cm" svg:height="0.6cm" draw:control="control12"><svg:title>Gebruikersnaam</svg:title><svg:desc>Korte naam, bijv. jan</svg:desc></draw:control></text:span><text:span text:style-name="T251"><text:tab/> <text:s text:c="2"/></text:span><text:span text:style-name="T273">[</text:span><text:span text:style-name="T274">Gebruikers</text:span><text:span text:style-name="T273">naam</text:span><text:span text:style-name="T276"> </text:span><text:span text:style-name="T277">e</text:span><text:span text:style-name="T278">vt. 2</text:span><text:span text:style-name="T286">e</text:span><text:span text:style-name="T278"> </text:span><text:span text:style-name="T279">gebruiker</text:span><text:span text:style-name="T280">]</text:span></text:p>
      <text:p text:style-name="P1"><text:span text:style-name="T192">Vervang </text:span><text:span text:style-name="T199">de</text:span><text:span text:style-name="T192"> </text:span><text:span text:style-name="Definition"><text:span text:style-name="T24">ONDERSTREEPTE</text:span></text:span><text:span text:style-name="T192"> </text:span><text:span text:style-name="T193">woorden </text:span><text:span text:style-name="T192">in deze checklist door </text:span><text:span text:style-name="T199">d</text:span><text:span text:style-name="T200">i</text:span><text:span text:style-name="T199">e </text:span><text:span text:style-name="T198">in </text:span><text:span text:style-name="T200">het</text:span><text:span text:style-name="Strong_20_Emphasis"><text:span text:style-name="T62"> </text:span></text:span><text:span text:style-name="Strong_20_Emphasis"><text:span text:style-name="T81">tekstvak</text:span></text:span><text:span text:style-name="T192">.</text:span></text:p>
      <text:p text:style-name="P45"/>
      <text:p text:style-name="P45"/>
      <text:p text:style-name="P3"><text:span text:style-name="T203">Nog niet op Linux?</text:span><text:span text:style-name="T194"><text:tab/></text:span><text:span text:style-name="T201">G</text:span><text:span text:style-name="T195">ebruik </text:span><text:span text:style-name="Strong_20_Emphasis"><text:span text:style-name="T204">Checklist </text:span></text:span><text:span text:style-name="Strong_20_Emphasis"><text:span text:style-name="T205">overzetten</text:span></text:span><text:span text:style-name="T195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96"> onder </text:span><text:span text:style-name="T202">Linux</text:span><text:span text:style-name="T197">.</text:span></text:p>
      <text:p text:style-name="P43"><text:span text:style-name="T165">Nieuwe installatie?</text:span><text:span text:style-name="T162"><text:tab/></text:span><text:span text:style-name="T164">B</text:span><text:span text:style-name="T162">egin bij hoofdstuk </text:span><text:span text:style-name="T165"><text:bookmark-ref text:reference-format="page" text:ref-name="__RefNumPara__4009_1271708128">2</text:bookmark-ref></text:span><text:span text:style-name="T162"><text:s text:c="2"/></text:span><text:span text:style-name="T166"><text:bookmark-ref text:reference-format="text" text:ref-name="__RefNumPara__4009_1271708128">Installatie uitvoeren</text:bookmark-ref></text:span><text:span text:style-name="T163">.</text:span></text:p>
      <text:p text:style-name="P27"/>
      <text:p text:style-name="P27"/>
      <text:list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83"><draw:control text:anchor-type="as-char" draw:z-index="4" draw:name="Vorm3_0" draw:style-name="gr1" draw:text-style-name="P100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83"><draw:control text:anchor-type="as-char" draw:z-index="5" draw:name="Vorm3_ 2" draw:style-name="gr1" draw:text-style-name="P100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48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8"><text:span text:style-name="User_20_Entry"><text:span text:style-name="T122">E</text:span></text:span><text:span text:style-name="User_20_Entry"><text:span text:style-name="T137">v</text:span></text:span><text:span text:style-name="User_20_Entry"><text:span text:style-name="T138">en</text:span></text:span><text:span text:style-name="User_20_Entry"><text:span text:style-name="T140">t</text:span></text:span><text:span text:style-name="User_20_Entry"><text:span text:style-name="T141">uele </text:span></text:span><text:span text:style-name="User_20_Entry"><text:span text:style-name="T142">extra </text:span></text:span><text:span text:style-name="Definition"><text:span text:style-name="T309">gebruiker</text:span></text:span><text:span text:style-name="User_20_Entry"><text:span text:style-name="T133">s</text:span></text:span><text:span text:style-name="User_20_Entry"><text:span text:style-name="T142"> aanmelden </text:span></text:span><text:span text:style-name="User_20_Entry"><text:span text:style-name="T143">en dezelfde stappen uitvoeren</text:span></text:span><text:span text:style-name="User_20_Entry"><text:span text:style-name="T139">.</text:span></text:span></text:p></text:note-body></text:note>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2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9"><text:span text:style-name="Strong_20_Emphasis"><text:span text:style-name="T85"><draw:control text:anchor-type="as-char" draw:z-index="14" draw:name="Vorm4" draw:style-name="gr1" draw:text-style-name="P100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3" office:value-type="string">
            <text:p text:style-name="P76"><text:span text:style-name="Strong_20_Emphasis"><text:span text:style-name="T77">D</text:span></text:span><text:span text:style-name="Strong_20_Emphasis"><text:span text:style-name="T62">ruk op de </text:span></text:span><text:span text:style-name="Strong_20_Emphasis"><text:span text:style-name="T158">Super</text:span></text:span><text:span text:style-name="Strong_20_Emphasis"><text:span text:style-name="T62">-toets</text:span></text:span><text:span text:style-name="Strong_20_Emphasis"><text:span text:style-name="T41"><text:note text:id="ftn3" text:note-class="footnote"><text:note-citation>3</text:note-citation><text:note-body><text:p text:style-name="P75"><text:span text:style-name="T161">D</text:span>e <text:span text:style-name="T315">Super</text:span>-toets <text:span text:style-name="T210">is de Windows-toets, Command-toets </text:span><text:span text:style-name="T211">(Apple)</text:span><text:span text:style-name="T210">, of Vergrootglas-toets </text:span><text:span text:style-name="T211">(Chromebook)</text:span><text:span text:style-name="T210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103">ter</text:span></text:span><text:span text:style-name="Strong_20_Emphasis"><text:span text:style-name="T104">m</text:span></text:span><text:span text:style-name="Strong_20_Emphasis"><text:span text:style-name="T5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5">Terminalvenster</text:span></text:span><text:span text:style-name="Strong_20_Emphasis"><text:span text:style-name="T52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50"/></text:span></text:p>
          </table:table-cell>
          <table:table-cell table:style-name="_31_._5f_Installatie_5f_voorbereiden.D4" office:value-type="string">
            <text:p text:style-name="P77"><text:span text:style-name="T3">Typ</text:span><text:span text:style-name="Strong_20_Emphasis"><text:span text:style-name="T52"> de</text:span></text:span><text:span text:style-name="Strong_20_Emphasis"><text:span text:style-name="T53">z</text:span></text:span><text:span text:style-name="Strong_20_Emphasis"><text:span text:style-name="T52">e </text:span></text:span><text:span text:style-name="Strong_20_Emphasis"><text:span text:style-name="T54">twee </text:span></text:span><text:span text:style-name="Strong_20_Emphasis"><text:span text:style-name="T52">opdrachten, ieder gevolgd door de </text:span></text:span><text:span text:style-name="Strong_20_Emphasis"><text:span text:style-name="T159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5" office:value-type="string">
            <text:p text:style-name="P85"><text:span text:style-name="User_20_Entry"><text:span text:style-name="T26">wget karelzimmer.nl/</text:span></text:span><text:span text:style-name="User_20_Entry"><text:span text:style-name="T27">getkz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6" office:value-type="string">
            <text:p text:style-name="P85"><text:span text:style-name="User_20_Entry"><text:span text:style-name="T26">bash </text:span></text:span><text:span text:style-name="User_20_Entry"><text:span text:style-name="T27">get</text:span></text:span><text:span text:style-name="User_20_Entry"><text:span text:style-name="T28">kz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7" office:value-type="string">
            <text:p text:style-name="P54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9"><text:span text:style-name="Strong_20_Emphasis"><text:span text:style-name="T85"><draw:control text:anchor-type="as-char" draw:z-index="15" draw:name="Vorm 3" draw:style-name="gr1" draw:text-style-name="P100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85"><draw:control text:anchor-type="as-char" draw:z-index="16" draw:name="Vorm 4" draw:style-name="gr1" draw:text-style-name="P100" svg:width="0.35cm" svg:height="0.35cm" draw:control="control15"/></text:span></text:span></text:p>
          </table:table-cell>
          <table:table-cell table:style-name="_31_._5f_Installatie_5f_voorbereiden.D9" office:value-type="string">
            <text:p text:style-name="P78"><text:span text:style-name="Strong_20_Emphasis"><text:span text:style-name="T77">D</text:span></text:span><text:span text:style-name="Strong_20_Emphasis"><text:span text:style-name="T58">ruk </text:span></text:span><text:span text:style-name="Strong_20_Emphasis"><text:span text:style-name="T59">op de </text:span></text:span><text:span text:style-name="Strong_20_Emphasis"><text:span text:style-name="T158">Super</text:span></text:span><text:span text:style-name="Strong_20_Emphasis"><text:span text:style-name="T59">-toets</text:span></text:span><text:span text:style-name="Strong_20_Emphasis"><text:span text:style-name="T42"><text:note-ref text:note-class="footnote" text:reference-format="text" text:ref-name="ftn3">3</text:note-ref></text:span></text:span><text:span text:style-name="Strong_20_Emphasis"><text:span text:style-name="T57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00">men</text:span></text:span><text:span text:style-name="Strong_20_Emphasis"><text:span text:style-name="T101">u</text:span></text:span><text:span text:style-name="Strong_20_Emphasis"><text:span text:style-name="T62"> </text:span></text:span><text:span text:style-name="Strong_20_Emphasis"><text:span text:style-name="T63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</text:span></text:span><text:span text:style-name="Strong_20_Emphasis"><text:span text:style-name="T86"> </text:span></text:span><text:span text:style-name="Strong_20_Emphasis"><text:span text:style-name="T110">Installatiem</text:span></text:span><text:span text:style-name="Strong_20_Emphasis"><text:span text:style-name="T111">enu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50"/></text:span></text:p>
          </table:table-cell>
          <table:table-cell table:style-name="_31_._5f_Installatie_5f_voorbereiden.D10" office:value-type="string">
            <text:p text:style-name="P73"><text:span text:style-name="Strong_20_Emphasis"><text:span text:style-name="T80">Selecteer</text:span></text:span><text:span text:style-name="Strong_20_Emphasis"><text:span text:style-name="T56"> </text:span></text:span><text:span text:style-name="Strong_20_Emphasis"><text:span text:style-name="T112">1</text:span></text:span><text:span text:style-name="Strong_20_Emphasis"><text:span text:style-name="T94"> </text:span></text:span><text:span text:style-name="Strong_20_Emphasis"><text:span text:style-name="T95">Installatie voorbereiden</text:span></text:span><text:span text:style-name="Strong_20_Emphasis"><text:span text:style-name="T76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11" office:value-type="string">
            <text:p text:style-name="P55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94"><text:bookmark-start text:name="__RefNumPara__4009_1271708128"/><text:span text:style-name="Strong_20_Emphasis"><text:span text:style-name="T206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draw:control text:anchor-type="as-char" draw:z-index="26" draw:name="Vorm 15" draw:style-name="gr1" draw:text-style-name="P100" svg:width="0.35cm" svg:height="0.35cm" draw:control="control25"/></text:p>
          </table:table-cell>
          <table:table-cell table:style-name="_32_._5f_Installatie_5f_uitvoeren.C1" office:value-type="string">
            <text:p text:style-name="P87"><text:span text:style-name="T208">Start de computer op vanaf</text:span><text:span text:style-name="T208"><text:note text:id="ftn4" text:note-class="footnote"><text:note-citation>1</text:note-citation><text:note-body><text:p text:style-name="P82"><text:span text:style-name="T147">B</text:span><text:span text:style-name="T148">ootmenu/</text:span><text:span text:style-name="T147">S</text:span><text:span text:style-name="T148">etup</text:span><text:span text:style-name="T146"> via </text:span><text:span text:style-name="T144">é</text:span><text:span text:style-name="T145">é</text:span><text:span text:style-name="T147">n van de </text:span><text:span text:style-name="Definition"><text:span text:style-name="T149">Veelgebruikte toetsen:</text:span></text:span><text:span text:style-name="Definition"><text:span text:style-name="T150"> </text:span></text:span><text:span text:style-name="User_20_Entry"><text:span text:style-name="T160">Esc</text:span></text:span><text:span text:style-name="User_20_Entry"><text:span text:style-name="T153">,</text:span></text:span><text:span text:style-name="Definition"><text:span text:style-name="T150"> </text:span></text:span><text:span text:style-name="User_20_Entry"><text:span text:style-name="T160">Delete</text:span></text:span><text:span text:style-name="User_20_Entry"><text:span text:style-name="T154">,</text:span></text:span><text:span text:style-name="Definition"><text:span text:style-name="T150"> </text:span></text:span><text:span text:style-name="User_20_Entry"><text:span text:style-name="T160">F1</text:span></text:span><text:span text:style-name="User_20_Entry"><text:span text:style-name="T154">,</text:span></text:span><text:span text:style-name="Definition"><text:span text:style-name="T150"> </text:span></text:span><text:span text:style-name="User_20_Entry"><text:span text:style-name="T160">F2</text:span></text:span><text:span text:style-name="User_20_Entry"><text:span text:style-name="T154">,</text:span></text:span><text:span text:style-name="Definition"><text:span text:style-name="T150"> </text:span></text:span><text:span text:style-name="User_20_Entry"><text:span text:style-name="T160">F9</text:span></text:span><text:span text:style-name="User_20_Entry"><text:span text:style-name="T154">,</text:span></text:span><text:span text:style-name="Definition"><text:span text:style-name="T150"> </text:span></text:span><text:span text:style-name="User_20_Entry"><text:span text:style-name="T160">F10</text:span></text:span><text:span text:style-name="User_20_Entry"><text:span text:style-name="T154">,</text:span></text:span><text:span text:style-name="Definition"><text:span text:style-name="T150"> </text:span></text:span><text:span text:style-name="User_20_Entry"><text:span text:style-name="T160">F11</text:span></text:span><text:span text:style-name="User_20_Entry"><text:span text:style-name="T154">,</text:span></text:span><text:span text:style-name="Definition"><text:span text:style-name="T150"> </text:span></text:span><text:span text:style-name="Definition"><text:span text:style-name="T151">o</text:span></text:span><text:span text:style-name="Definition"><text:span text:style-name="T152">f</text:span></text:span><text:span text:style-name="Definition"><text:span text:style-name="T150"> </text:span></text:span><text:span text:style-name="User_20_Entry"><text:span text:style-name="T160">F12</text:span></text:span><text:span text:style-name="User_20_Entry"><text:span text:style-name="T154">.</text:span></text:span></text:p></text:note-body></text:note></text:span><text:span text:style-name="T208"> </text:span><text:span text:style-name="T209">een </text:span><text:span text:style-name="Strong_20_Emphasis"><text:span text:style-name="T186"><text:user-field-get text:name="Distro">Rocky Linux</text:user-field-get></text:span></text:span><text:span text:style-name="T207"><text:s/></text:span><text:span text:style-name="T187"><text:user-field-get text:name="Version">8.10</text:user-field-get></text:span><text:span text:style-name="T187"><text:s/></text:span><text:span text:style-name="Strong_20_Emphasis"><text:span text:style-name="T188">Desktop</text:span></text:span><text:span text:style-name="Strong_20_Emphasis"><text:span text:style-name="T115"> </text:span></text:span><text:span text:style-name="Strong_20_Emphasis"><text:span text:style-name="T116">L</text:span></text:span><text:span text:style-name="T117">ive</text:span><text:span text:style-name="T117"><text:note text:id="ftn5" text:note-class="footnote"><text:note-citation>2</text:note-citation><text:note-body><text:p text:style-name="P72"><text:span text:style-name="T287">Vanaf ee</text:span>n <text:span text:style-name="T313">L</text:span>ive <text:span text:style-name="T312">USB</text:span><text:span text:style-name="T290">-stick</text:span><text:span text:style-name="T21"> </text:span>kunt <text:span text:style-name="T287">u opstarten en</text:span> <text:span text:style-name="T17">met </text:span><text:span text:style-name="Strong_20_Emphasis"><text:span text:style-name="T212"><text:user-field-get text:name="Distro">Rocky Linux</text:user-field-get></text:span></text:span><text:span text:style-name="Strong_20_Emphasis"><text:span text:style-name="T212"><text:s/></text:span></text:span>werken zonder enige bestanden op de harde schijf te wijzigen en maakt ook installatie van <text:span text:style-name="Strong_20_Emphasis"><text:span text:style-name="T212"><text:user-field-get text:name="Distro">Rocky Linux</text:user-field-get></text:span></text:span><text:span text:style-name="Strong_20_Emphasis"><text:span text:style-name="T212"><text:s/></text:span></text:span>mogelijk.</text:p></text:note-body></text:note></text:span><text:span text:style-name="T117"> </text:span><text:span text:style-name="T120">USB</text:span><text:span text:style-name="T118">-stick</text:span><text:span text:style-name="T118"><text:note text:id="ftn6" text:note-class="footnote"><text:note-citation>3</text:note-citation><text:note-body><text:p text:style-name="P86"><text:span text:style-name="Strong_20_Emphasis"><text:span text:style-name="T132">Maak een opstartbare USB-stick</text:span></text:span><text:span text:style-name="Strong_20_Emphasis"><text:span text:style-name="T128">:<text:line-break/></text:span></text:span><text:span text:style-name="Strong_20_Emphasis"><text:span text:style-name="T123">Download </text:span></text:span><text:span text:style-name="Strong_20_Emphasis"><text:span text:style-name="T124">een </text:span></text:span><text:span text:style-name="Strong_20_Emphasis"><text:span text:style-name="T134"><text:user-field-get text:name="Distro">Rocky Linux</text:user-field-get></text:span></text:span><text:span text:style-name="Strong_20_Emphasis"><text:span text:style-name="T134"><text:s/></text:span></text:span><text:span text:style-name="Strong_20_Emphasis"><text:span text:style-name="T136">8 - Boot ISO </text:span></text:span><text:span text:style-name="Strong_20_Emphasis"><text:span text:style-name="T129">CD</text:span></text:span><text:span text:style-name="Strong_20_Emphasis"><text:span text:style-name="T131">-beeldbestand</text:span></text:span><text:span text:style-name="Strong_20_Emphasis"><text:span text:style-name="T125"> </text:span></text:span><text:span text:style-name="Strong_20_Emphasis"><text:span text:style-name="T126">(.iso) </text:span></text:span><text:span text:style-name="Strong_20_Emphasis"><text:span text:style-name="T125">vanaf </text:span></text:span><text:a xlink:type="simple" xlink:href="https://rockylinux.org/nl/download" text:style-name="Internet_20_link" text:visited-style-name="Visited_20_Internet_20_Link"><text:span text:style-name="Strong_20_Emphasis"><text:span text:style-name="T289">rockylinux.org/nl/download</text:span></text:span></text:a><text:span text:style-name="Strong_20_Emphasis"><text:span text:style-name="T125">.</text:span></text:span><text:span text:style-name="Strong_20_Emphasis"><text:span text:style-name="T127"><text:line-break/>De </text:span></text:span><text:span text:style-name="Strong_20_Emphasis"><text:span text:style-name="T130">ver</text:span></text:span><text:span text:style-name="Strong_20_Emphasis"><text:span text:style-name="T127">volgstappen staan beschreven in </text:span></text:span><text:span text:style-name="Strong_20_Emphasis"><text:span text:style-name="T135">Linux informatie</text:span></text:span><text:span text:style-name="Strong_20_Emphasis"><text:span text:style-name="T127">, te vinden op </text:span></text:span><text:a xlink:type="simple" xlink:href="https://karelzimmer.nl/" text:style-name="Internet_20_link" text:visited-style-name="Visited_20_Internet_20_Link"><text:span text:style-name="Strong_20_Emphasis"><text:span text:style-name="T288">karelzimmer.nl</text:span></text:span></text:a><text:span text:style-name="Strong_20_Emphasis"><text:span text:style-name="T127">, onder </text:span></text:span><text:span text:style-name="Strong_20_Emphasis"><text:span text:style-name="T135">Linux</text:span></text:span><text:span text:style-name="Strong_20_Emphasis"><text:span text:style-name="T127">.</text:span></text:span></text:p></text:note-body></text:note></text:span><text:span text:style-name="T119">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" office:value-type="string">
            <text:p text:style-name="P25"><text:span text:style-name="Strong_20_Emphasis"><text:span text:style-name="T80">Selecteer</text:span></text:span><text:span text:style-name="Strong_20_Emphasis"><text:span text:style-name="T46"> </text:span></text:span><text:span text:style-name="Strong_20_Emphasis"><text:span text:style-name="T31">Install</text:span></text:span><text:span text:style-name="Strong_20_Emphasis"><text:span text:style-name="T47"> </text:span></text:span><text:span text:style-name="Strong_20_Emphasis"><text:span text:style-name="T32"><text:user-field-get text:name="Distro">Rocky Linux</text:user-field-get></text:span></text:span><text:span text:style-name="Strong_20_Emphasis"><text:span text:style-name="T34"><text:s/></text:span></text:span><text:span text:style-name="Strong_20_Emphasis"><text:span text:style-name="T33"><text:user-field-get text:name="Version">8.10</text:user-field-get></text:span>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1" office:value-type="string">
            <text:p text:style-name="P99"><text:span text:style-name="Strong_20_Emphasis"><text:span text:style-name="T40">Vul de installatieschermen in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62"><text:span text:style-name="Strong_20_Emphasis"><text:span text:style-name="T121"><draw:control text:anchor-type="as-char" draw:z-index="28" draw:name="Vorm 13" draw:style-name="gr1" draw:text-style-name="P100" svg:width="0.35cm" svg:height="0.35cm" draw:control="control27"/></text:span></text:span></text:p>
          </table:table-cell>
          <table:table-cell table:style-name="_32_._5f_Installatie_5f_uitvoeren.C1" office:value-type="string">
            <text:p text:style-name="P16"><text:span text:style-name="T242">Bij</text:span><text:span text:style-name="T241"> </text:span><text:span text:style-name="Strong_20_Emphasis"><text:span text:style-name="T240">WELCOME TO ROCKY LINUX 8.10</text:span></text:span><text:span text:style-name="Strong_20_Emphasis"><text:span text:style-name="T243"> select</text:span></text:span><text:span text:style-name="Strong_20_Emphasis"><text:span text:style-name="T244">eer</text:span></text:span><text:span text:style-name="Strong_20_Emphasis"><text:span text:style-name="T246"> </text:span></text:span><text:span text:style-name="Strong_20_Emphasis"><text:span text:style-name="T248">Nederlands</text:span></text:span><text:span text:style-name="Strong_20_Emphasis"><text:span text:style-name="T246"> en klik</text:span></text:span><text:span text:style-name="Strong_20_Emphasis"><text:span text:style-name="T247"> </text:span></text:span><text:span text:style-name="Strong_20_Emphasis"><text:span text:style-name="T246">op</text:span></text:span><text:span text:style-name="Strong_20_Emphasis"><text:span text:style-name="T245"> </text:span></text:span><text:span text:style-name="Strong_20_Emphasis"><text:span text:style-name="T239">Doorgaan</text:span></text:span><text:span text:style-name="Strong_20_Emphasis"><text:span text:style-name="T245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62"><text:span text:style-name="Strong_20_Emphasis"><text:span text:style-name="T50"><draw:control text:anchor-type="as-char" draw:z-index="21" draw:name="Vorm 10" draw:style-name="gr1" draw:text-style-name="P100" svg:width="0.35cm" svg:height="0.35cm" draw:control="control20"/></text:span></text:span></text:p>
          </table:table-cell>
          <table:table-cell table:style-name="_32_._5f_Installatie_5f_uitvoeren.C7" office:value-type="string">
            <text:p text:style-name="P12"><text:span text:style-name="T230">O</text:span><text:span text:style-name="T227">nder</text:span><text:span text:style-name="T223"> </text:span><text:span text:style-name="Strong_20_Emphasis"><text:span text:style-name="T227">GEBRUIKERSINSTELLINGEN</text:span></text:span><text:span text:style-name="Strong_20_Emphasis"><text:span text:style-name="T218"> </text:span></text:span><text:span text:style-name="Strong_20_Emphasis"><text:span text:style-name="T219">klik </text:span></text:span><text:span text:style-name="T227">op </text:span><text:span text:style-name="T234">Gebruiker aanmaken</text:span><text:span text:style-name="T227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89"><text:span text:style-name="T317">Vul in </text:span><text:span text:style-name="Strong_20_Emphasis"><text:span text:style-name="T109">Volledige naam</text:span></text:span><text:span text:style-name="Strong_20_Emphasis"><text:span text:style-name="T89"> </text:span></text:span><text:span text:style-name="Definition"><text:span text:style-name="T10">gebruiker</text:span></text:span><text:span text:style-name="Strong_20_Emphasis"><text:span text:style-name="T90">, <text:line-break/></text:span></text:span><text:span text:style-name="Strong_20_Emphasis"><text:span text:style-name="T109">Gebruikersnaam</text:span></text:span><text:span text:style-name="Strong_20_Emphasis"><text:span text:style-name="T89"> </text:span></text:span><text:span text:style-name="Definition"><text:span text:style-name="T10">gebruikersnaam</text:span></text:span><text:span text:style-name="Strong_20_Emphasis"><text:span text:style-name="T89">,</text:span></text:span></text:p>
            <text:p text:style-name="P89"><text:span text:style-name="Strong_20_Emphasis"><text:span text:style-name="T93">vink aan </text:span></text:span><text:span text:style-name="Strong_20_Emphasis"><text:span text:style-name="T106">Maak deze gebruiker beheerder</text:span></text:span><text:span text:style-name="Strong_20_Emphasis"><text:span text:style-name="T93">,</text:span></text:span></text:p>
            <text:p text:style-name="P89"><text:span text:style-name="Strong_20_Emphasis"><text:span text:style-name="T91">en </text:span></text:span><text:span text:style-name="Strong_20_Emphasis"><text:span text:style-name="T92">g</text:span></text:span><text:span text:style-name="Strong_20_Emphasis"><text:span text:style-name="T93">eef tweemaal een </text:span></text:span><text:span text:style-name="Strong_20_Emphasis"><text:span text:style-name="T109">wachtwoord</text:span></text:span><text:span text:style-name="Strong_20_Emphasis"><text:span text:style-name="T93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90">Klik op <text:span text:style-name="T316">Klaar</text:span>.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90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62"><text:span text:style-name="Strong_20_Emphasis"><text:span text:style-name="T50"><draw:control text:anchor-type="as-char" draw:z-index="22" draw:name="Vorm 11" draw:style-name="gr1" draw:text-style-name="P100" svg:width="0.35cm" svg:height="0.35cm" draw:control="control21"/></text:span></text:span></text:p>
          </table:table-cell>
          <table:table-cell table:style-name="_32_._5f_Installatie_5f_uitvoeren.C7" office:value-type="string">
            <text:p text:style-name="P10"><text:span text:style-name="T230">O</text:span><text:span text:style-name="T227">nder </text:span><text:span text:style-name="T234">SOFTWARE</text:span><text:span text:style-name="T227"> </text:span><text:span text:style-name="T230">klik </text:span><text:span text:style-name="T227">op </text:span><text:span text:style-name="T234">Installatiebron</text:span><text:span text:style-name="T227"> en klik op </text:span><text:span text:style-name="T234">Klaar</text:span><text:span text:style-name="Strong_20_Emphasis"><text:span text:style-name="T216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62"><text:span text:style-name="Strong_20_Emphasis"><text:span text:style-name="T50"><draw:control text:anchor-type="as-char" draw:z-index="23" draw:name="Vorm 2" draw:style-name="gr1" draw:text-style-name="P100" svg:width="0.35cm" svg:height="0.35cm" draw:control="control22"/></text:span></text:span></text:p>
          </table:table-cell>
          <table:table-cell table:style-name="_32_._5f_Installatie_5f_uitvoeren.C7" office:value-type="string">
            <text:p text:style-name="P10"><text:span text:style-name="T230">O</text:span><text:span text:style-name="T227">nder </text:span><text:span text:style-name="T234">SYSTEEM</text:span><text:span text:style-name="T227"> </text:span><text:span text:style-name="T230">klik </text:span><text:span text:style-name="T227">op </text:span><text:span text:style-name="T234">Installatiebestemming</text:span><text:span text:style-name="Strong_20_Emphasis"><text:span text:style-name="T216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7" office:value-type="string">
            <text:p text:style-name="P91"><text:span text:style-name="T227">Controleer </text:span><text:span text:style-name="T233">de </text:span><text:span text:style-name="T238">Apparaatselectie</text:span><text:span text:style-name="T227"> en klik op </text:span><text:span text:style-name="T234">Klaar</text:span><text:span text:style-name="T227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62"><text:span text:style-name="Strong_20_Emphasis"><text:span text:style-name="T50"><draw:control text:anchor-type="as-char" draw:z-index="24" draw:name="Vorm 12" draw:style-name="gr1" draw:text-style-name="P100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10"><text:span text:style-name="T230">O</text:span><text:span text:style-name="T227">nder </text:span><text:span text:style-name="T234">SYSTEEM</text:span><text:span text:style-name="T227"> </text:span><text:span text:style-name="T230">klik </text:span><text:span text:style-name="T227">op </text:span><text:span text:style-name="T234">Netwerk &amp; hostnaam</text:span><text:span text:style-name="Strong_20_Emphasis"><text:span text:style-name="T216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8" office:value-type="string">
            <text:p text:style-name="P11"><text:span text:style-name="T232">Verplaats</text:span><text:span text:style-name="T228"> </text:span><text:span text:style-name="T231">de </text:span><text:span text:style-name="T228">schuif</text:span><text:span text:style-name="T231">regelaar</text:span><text:span text:style-name="T228"> achter de netwerkadapter </text:span><text:span text:style-name="T231">van </text:span><text:span text:style-name="T237">UIT</text:span><text:span text:style-name="T231"> naar</text:span><text:span text:style-name="T228"> </text:span><text:span text:style-name="T235">AAN</text:span><text:span text:style-name="T228">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8" office:value-type="string">
            <text:p text:style-name="P13"><text:span text:style-name="T226">V</text:span><text:span text:style-name="T224">ul </text:span><text:span text:style-name="T225">in </text:span><text:span text:style-name="Strong_20_Emphasis"><text:span text:style-name="T228">Hostnaam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15"> </text:span></text:span><text:span text:style-name="Strong_20_Emphasis"><text:span text:style-name="T217">en klik op </text:span></text:span><text:span text:style-name="Strong_20_Emphasis"><text:span text:style-name="T235">Toepassen</text:span></text:span><text:span text:style-name="Strong_20_Emphasis"><text:span text:style-name="T217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8" office:value-type="string">
            <text:p text:style-name="P13"><text:span text:style-name="T228">K</text:span><text:span text:style-name="T227">lik op </text:span><text:span text:style-name="T234">Klaar</text:span><text:span text:style-name="Strong_20_Emphasis"><text:span text:style-name="T216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8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62"><text:span text:style-name="Strong_20_Emphasis"><text:span text:style-name="T50"><draw:control text:anchor-type="as-char" draw:z-index="25" draw:name="Vorm 1" draw:style-name="gr1" draw:text-style-name="P100" svg:width="0.35cm" svg:height="0.35cm" draw:control="control24"/></text:span></text:span></text:p>
          </table:table-cell>
          <table:table-cell table:style-name="_32_._5f_Installatie_5f_uitvoeren.C18" office:value-type="string">
            <text:p text:style-name="P14"><text:span text:style-name="T230">O</text:span><text:span text:style-name="T227">nder </text:span><text:span text:style-name="T234">SOFTWARE</text:span><text:span text:style-name="T227"> </text:span><text:span text:style-name="T230">klik </text:span><text:span text:style-name="T227">op </text:span><text:span text:style-name="T236">Software selectie</text:span><text:span text:style-name="Strong_20_Emphasis"><text:span text:style-name="T216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23" office:value-type="string">
            <text:p text:style-name="P13"><text:span text:style-name="T229">Selecteer </text:span><text:span text:style-name="T236">Server with GUI</text:span><text:span text:style-name="T229"> en klik op </text:span><text:span text:style-name="T236">Klaar</text:span><text:span text:style-name="Strong_20_Emphasis"><text:span text:style-name="T214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24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62"><text:span text:style-name="Strong_20_Emphasis"><text:span text:style-name="T50"><draw:control text:anchor-type="as-char" draw:z-index="27" draw:name="Vorm 14" draw:style-name="gr1" draw:text-style-name="P100" svg:width="0.35cm" svg:height="0.35cm" draw:control="control26"/></text:span></text:span></text:p>
          </table:table-cell>
          <table:table-cell table:style-name="_32_._5f_Installatie_5f_uitvoeren.C25" office:value-type="string">
            <text:p text:style-name="P15"><text:span text:style-name="Strong_20_Emphasis"><text:span text:style-name="T222">Klik op </text:span></text:span><text:span text:style-name="Strong_20_Emphasis"><text:span text:style-name="T249">Begin installatie</text:span></text:span><text:span text:style-name="Strong_20_Emphasis"><text:span text:style-name="T216">.</text:span></text:span></text:p>
          </table:table-cell>
        </table:table-row>
      </table:table>
      <text:p text:style-name="P48"><text:span text:style-name="Strong_20_Emphasis"><text:span text:style-name="T87"/></text:span></text:p>
      <text:list text:continue-numbering="true" text:style-name="L1">
        <text:list-item>
          <text:p text:style-name="P93"><text:span text:style-name="Strong_20_Emphasis"><text:span text:style-name="T107">Installatie </text:span></text:span><text:span text:style-name="Strong_20_Emphasis"><text:span text:style-name="T108">afronden</text:span></text:span></text:p>
        </text:list-item>
      </text:list>
      <text:p text:style-name="P49"><text:span text:style-name="Strong_20_Emphasis"><text:span text:style-name="T4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85"><draw:control text:anchor-type="as-char" draw:z-index="2" draw:name="Vorm24" draw:style-name="gr1" draw:text-style-name="P100" svg:width="0.35cm" svg:height="0.35cm" draw:control="control1"/></text:span></text:span></text:p>
          </table:table-cell>
          <table:table-cell table:style-name="_33_._5f_Installatie_5f_afronden.C1" office:value-type="string">
            <text:p text:style-name="P71"><text:span text:style-name="Strong_20_Emphasis"><text:span text:style-name="T45">Aanmelden als </text:span></text:span><text:span text:style-name="Definition"><text:span text:style-name="T10">gebruik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71"><text:span text:style-name="Strong_20_Emphasis"><text:span text:style-name="T88"/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8"><text:span text:style-name="Strong_20_Emphasis"><text:span text:style-name="T84"><draw:control text:anchor-type="as-char" draw:z-index="7" draw:name="Vorm13_1" draw:style-name="gr1" draw:text-style-name="P100" svg:width="0.35cm" svg:height="0.35cm" draw:control="control6"/></text:span></text:span></text:p>
          </table:table-cell>
          <table:table-cell table:style-name="_33_._5f_Installatie_5f_afronden.C3" office:value-type="string">
            <text:p text:style-name="P26"><text:span text:style-name="Strong_20_Emphasis"><text:span text:style-name="T29">Doorloop de welkomstschermen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71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9"><text:span text:style-name="Strong_20_Emphasis"><text:span text:style-name="T85"><draw:control text:anchor-type="as-char" draw:z-index="17" draw:name="Vorm 5" draw:style-name="gr1" draw:text-style-name="P100" svg:width="0.35cm" svg:height="0.35cm" draw:control="control16"/></text:span></text:span></text:p>
          </table:table-cell>
          <table:table-cell table:style-name="_33_._5f_Installatie_5f_afronden.C5" office:value-type="string">
            <text:p text:style-name="P81"><text:span text:style-name="Strong_20_Emphasis"><text:span text:style-name="T78">D</text:span></text:span><text:span text:style-name="Strong_20_Emphasis"><text:span text:style-name="T69">ruk</text:span></text:span><text:span text:style-name="Strong_20_Emphasis"><text:span text:style-name="T57"> op</text:span></text:span><text:span text:style-name="Strong_20_Emphasis"><text:span text:style-name="T70"> de </text:span></text:span><text:span text:style-name="Strong_20_Emphasis"><text:span text:style-name="T158">Super</text:span></text:span><text:span text:style-name="Strong_20_Emphasis"><text:span text:style-name="T70">-toets</text:span></text:span><text:span text:style-name="Strong_20_Emphasis"><text:span text:style-name="T43"><text:note text:id="ftn7" text:note-class="footnote"><text:note-citation>1</text:note-citation><text:note-body><text:p text:style-name="P47"><text:span text:style-name="T173">De </text:span><text:span text:style-name="T213">Super</text:span><text:span text:style-name="T173">-toets is de Windows-toets, Command-toets </text:span><text:span text:style-name="T174">(Apple)</text:span><text:span text:style-name="T173">, of Vergrootglas-toets </text:span><text:span text:style-name="T174">(Chromebook)</text:span><text:span text:style-name="T173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103">ter</text:span></text:span><text:span text:style-name="Strong_20_Emphasis"><text:span text:style-name="T104">m</text:span></text:span><text:span text:style-name="Strong_20_Emphasis"><text:span text:style-name="T5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5">Terminalvenster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50"/></text:span></text:p>
          </table:table-cell>
          <table:table-cell table:style-name="_33_._5f_Installatie_5f_afronden.C6" office:value-type="string">
            <text:p text:style-name="P79"><text:span text:style-name="T5">Typ</text:span><text:span text:style-name="Strong_20_Emphasis"><text:span text:style-name="T52"> de</text:span></text:span><text:span text:style-name="Strong_20_Emphasis"><text:span text:style-name="T71">z</text:span></text:span><text:span text:style-name="Strong_20_Emphasis"><text:span text:style-name="T52">e </text:span></text:span><text:span text:style-name="Strong_20_Emphasis"><text:span text:style-name="T54">twee </text:span></text:span><text:span text:style-name="Strong_20_Emphasis"><text:span text:style-name="T52">opdrachten, ieder gevolgd door de </text:span></text:span><text:span text:style-name="Strong_20_Emphasis"><text:span text:style-name="T159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7" office:value-type="string">
            <text:p text:style-name="P85"><text:span text:style-name="User_20_Entry"><text:span text:style-name="T26">wget karelzimmer.nl/</text:span></text:span><text:span text:style-name="User_20_Entry"><text:span text:style-name="T27">getkz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8" office:value-type="string">
            <text:p text:style-name="P85"><text:span text:style-name="User_20_Entry"><text:span text:style-name="T26">bash </text:span></text:span><text:span text:style-name="User_20_Entry"><text:span text:style-name="T27">get</text:span></text:span><text:span text:style-name="User_20_Entry"><text:span text:style-name="T28">kz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9" office:value-type="string">
            <text:p text:style-name="P57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0" office:value-type="string">
            <text:p text:style-name="P40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9"><text:span text:style-name="Strong_20_Emphasis"><text:span text:style-name="T85"><draw:control text:anchor-type="as-char" draw:z-index="18" draw:name="Vorm 7" draw:style-name="gr1" draw:text-style-name="P100" svg:width="0.35cm" svg:height="0.35cm" draw:control="control17"/></text:span></text:span></text:p>
          </table:table-cell>
          <table:table-cell table:style-name="_33_._5f_Installatie_5f_afronden.C11" office:value-type="string">
            <text:p text:style-name="P80"><text:span text:style-name="Strong_20_Emphasis"><text:span text:style-name="T78">D</text:span></text:span><text:span text:style-name="Strong_20_Emphasis"><text:span text:style-name="T73">ruk</text:span></text:span><text:span text:style-name="Strong_20_Emphasis"><text:span text:style-name="T72"> op</text:span></text:span><text:span text:style-name="Strong_20_Emphasis"><text:span text:style-name="T70"> de </text:span></text:span><text:span text:style-name="Strong_20_Emphasis"><text:span text:style-name="T158">Super</text:span></text:span><text:span text:style-name="Strong_20_Emphasis"><text:span text:style-name="T70">-toets</text:span></text:span><text:span text:style-name="Strong_20_Emphasis"><text:span text:style-name="T41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102">men</text:span></text:span><text:span text:style-name="Strong_20_Emphasis"><text:span text:style-name="T101">u</text:span></text:span><text:span text:style-name="Strong_20_Emphasis"><text:span text:style-name="T6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10">Installatiem</text:span></text:span><text:span text:style-name="Strong_20_Emphasis"><text:span text:style-name="T111">enu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50"/></text:span></text:p>
          </table:table-cell>
          <table:table-cell table:style-name="_33_._5f_Installatie_5f_afronden.C12" office:value-type="string">
            <text:p text:style-name="P74"><text:span text:style-name="Strong_20_Emphasis"><text:span text:style-name="T80">Selecteer</text:span></text:span><text:span text:style-name="Strong_20_Emphasis"><text:span text:style-name="T65"> </text:span></text:span><text:span text:style-name="Strong_20_Emphasis"><text:span text:style-name="T113">3</text:span></text:span><text:span text:style-name="Strong_20_Emphasis"><text:span text:style-name="T96"> </text:span></text:span><text:span text:style-name="Strong_20_Emphasis"><text:span text:style-name="T97">Installatie</text:span></text:span><text:span text:style-name="Strong_20_Emphasis"><text:span text:style-name="T98"> </text:span></text:span><text:span text:style-name="Strong_20_Emphasis"><text:span text:style-name="T99">afronden</text:span></text:span><text:span text:style-name="Strong_20_Emphasis"><text:span text:style-name="T76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3" office:value-type="string">
            <text:p text:style-name="P55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49"><text:span text:style-name="Strong_20_Emphasis"><text:span text:style-name="T45"><text:tab/></text:span></text:span></text:p>
      <text:p text:style-name="P50"><text:span text:style-name="Strong_20_Emphasis"><text:span text:style-name="T66"/></text:span></text:p>
      <text:p text:style-name="P51"><text:span text:style-name="Strong_20_Emphasis"><text:span text:style-name="T56"/></text:span></text:p>
      <text:list text:continue-numbering="true" text:style-name="L1">
        <text:list-item>
          <text:p text:style-name="P96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85"><draw:control text:anchor-type="as-char" draw:z-index="3" draw:name="Vorm40_0" draw:style-name="gr1" draw:text-style-name="P100" svg:width="0.35cm" svg:height="0.35cm" draw:control="control2"/></text:span></text:span></text:p>
          </table:table-cell>
          <table:table-cell table:style-name="Tabel2.A1" office:value-type="string">
            <text:p text:style-name="P67"><text:span text:style-name="Strong_20_Emphasis"><text:span text:style-name="T85"><draw:control text:anchor-type="as-char" draw:z-index="6" draw:name="Vorm40_ 1" draw:style-name="gr1" draw:text-style-name="P100" svg:width="0.35cm" svg:height="0.35cm" draw:control="control5"/></text:span></text:span></text:p>
          </table:table-cell>
          <table:table-cell table:style-name="Tabel2.D1" office:value-type="string">
            <text:p text:style-name="P20"><text:span text:style-name="Strong_20_Emphasis"><text:span text:style-name="T45">Aanmelden als </text:span></text:span><text:span text:style-name="Definition"><text:span text:style-name="T10">gebruiker</text:span></text:span><text:span text:style-name="Strong_20_Emphasis"><text:span text:style-name="T74"><text:note text:id="ftn8" text:note-class="footnote"><text:note-citation>1</text:note-citation><text:note-body><text:p text:style-name="P59"><text:span text:style-name="User_20_Entry"><text:span text:style-name="T155">E</text:span></text:span><text:span text:style-name="User_20_Entry"><text:span text:style-name="T157">ventuele extra </text:span></text:span><text:span text:style-name="Definition"><text:span text:style-name="T310">gebruiker</text:span></text:span><text:span text:style-name="User_20_Entry"><text:span text:style-name="T156">s</text:span></text:span><text:span text:style-name="User_20_Entry"><text:span text:style-name="T157"> aanmelden en dezelfde stappen uitvoeren.</text:span></text:span></text:p></text:note-body></text:note></text:span></text:span><text:span text:style-name="Strong_20_Emphasis"><text:span text:style-name="T45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9"><text:span text:style-name="Strong_20_Emphasis"><text:span text:style-name="T84"><draw:control text:anchor-type="as-char" draw:z-index="8" draw:name="Vorm13_ 1" draw:style-name="gr1" draw:text-style-name="P100" svg:width="0.35cm" svg:height="0.35cm" draw:control="control7"/></text:span></text:span></text:p>
          </table:table-cell>
          <table:table-cell table:style-name="Tabel2.D2" office:value-type="string">
            <text:p text:style-name="P26"><text:span text:style-name="Strong_20_Emphasis"><text:span text:style-name="T30">Doorloop de welkomstschermen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70"><text:span text:style-name="Strong_20_Emphasis"><text:span text:style-name="T85"><draw:control text:anchor-type="as-char" draw:z-index="19" draw:name="Vorm 8" draw:style-name="gr1" draw:text-style-name="P100" svg:width="0.35cm" svg:height="0.35cm" draw:control="control18"/></text:span></text:span></text:p>
          </table:table-cell>
          <table:table-cell table:style-name="Tabel2.A1" office:value-type="string">
            <text:p text:style-name="P70"><text:span text:style-name="Strong_20_Emphasis"><text:span text:style-name="T85"><draw:control text:anchor-type="as-char" draw:z-index="20" draw:name="Vorm 9" draw:style-name="gr1" draw:text-style-name="P100" svg:width="0.35cm" svg:height="0.35cm" draw:control="control19"/></text:span></text:span></text:p>
          </table:table-cell>
          <table:table-cell table:style-name="Tabel2.D5" office:value-type="string">
            <text:p text:style-name="P24"><text:span text:style-name="Strong_20_Emphasis"><text:span text:style-name="T79">D</text:span></text:span><text:span text:style-name="Strong_20_Emphasis"><text:span text:style-name="T73">ruk</text:span></text:span><text:span text:style-name="Strong_20_Emphasis"><text:span text:style-name="T72"> op</text:span></text:span><text:span text:style-name="Strong_20_Emphasis"><text:span text:style-name="T70"> de </text:span></text:span><text:span text:style-name="Strong_20_Emphasis"><text:span text:style-name="T158">Super</text:span></text:span><text:span text:style-name="Strong_20_Emphasis"><text:span text:style-name="T70">-toets</text:span></text:span><text:span text:style-name="Strong_20_Emphasis"><text:span text:style-name="T41"><text:note text:id="ftn9" text:note-class="footnote"><text:note-citation>2</text:note-citation><text:note-body><text:p text:style-name="P46"><text:span text:style-name="T173">De </text:span><text:span text:style-name="T213">Super</text:span><text:span text:style-name="T173">-toets is de Windows-toets, Command-toets </text:span><text:span text:style-name="T174">(Apple)</text:span><text:span text:style-name="T173">, of Vergrootglas-toets </text:span><text:span text:style-name="T174">(Chromebook)</text:span><text:span text:style-name="T173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102">men</text:span></text:span><text:span text:style-name="Strong_20_Emphasis"><text:span text:style-name="T101">u</text:span></text:span><text:span text:style-name="Strong_20_Emphasis"><text:span text:style-name="T6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10">Installatiem</text:span></text:span><text:span text:style-name="Strong_20_Emphasis"><text:span text:style-name="T111">enu</text:span></text:span><text:span text:style-name="Strong_20_Emphasis"><text:span text:style-name="T62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6" office:value-type="string">
            <text:p text:style-name="P23"><text:span text:style-name="Strong_20_Emphasis"><text:span text:style-name="T80">Selecteer</text:span></text:span><text:span text:style-name="Strong_20_Emphasis"><text:span text:style-name="T65"> </text:span></text:span><text:span text:style-name="Strong_20_Emphasis"><text:span text:style-name="T113">4</text:span></text:span><text:span text:style-name="Strong_20_Emphasis"><text:span text:style-name="T96"> </text:span></text:span><text:span text:style-name="Strong_20_Emphasis"><text:span text:style-name="T82">Gebruiker inrichten</text:span></text:span><text:span text:style-name="Strong_20_Emphasis"><text:span text:style-name="T76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7" office:value-type="string">
            <text:p text:style-name="P56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19"><text:span text:style-name="Strong_20_Emphasis"><text:span text:style-name="T75"/></text:span></text:p>
      <text:p text:style-name="P41"/>
      <text:p text:style-name="P42"><text:span text:style-name="T167">E</text:span><text:span text:style-name="T168">inde c</text:span><text:span text:style-name="T169">hecklist, </text:span><text:span text:style-name="T170">d</text:span><text:span text:style-name="T169">e installatie van </text:span><text:span text:style-name="Strong_20_Emphasis"><text:span text:style-name="T184"><text:user-field-get text:name="Distro">Rocky Linux</text:user-field-get></text:span></text:span><text:span text:style-name="T171"><text:s/></text:span><text:span text:style-name="T172"><text:user-field-get text:name="Version">8.10</text:user-field-get></text:span><text:span text:style-name="T172"><text:s/></text:span><text:span text:style-name="Strong_20_Emphasis"><text:span text:style-name="T185">Desktop</text:span></text:span><text:span text:style-name="Strong_20_Emphasis"><text:span text:style-name="T114"> </text:span></text:span><text:span text:style-name="T169">is voltooid.</text:span></text:p>
      <text:p text:style-name="P8"/>
      <text:list text:style-name="L2">
        <text:list-header>
          <text:p text:style-name="P97"><text:span text:style-name="Emphasis"><text:span text:style-name="T304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5">Karel Zimmer</text:span></text:span></text:a><text:span text:style-name="Emphasis"><text:span text:style-name="T306">.</text:span></text:span></text:p>
          <text:p text:style-name="P98"><text:span text:style-name="Emphasis"><text:span text:style-name="T308">Licentie </text:span></text:span><text:span text:style-name="Emphasis"><text:span text:style-name="T306">C</text:span></text:span><text:span text:style-name="Emphasis"><text:span text:style-name="T307">C0</text:span></text:span><text:span text:style-name="Emphasis"><text:span text:style-name="T306"> 1.0 </text:span></text:span><text:span text:style-name="Emphasis"><text:span text:style-name="T303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303"><text:s/></text:span></text:span><text:span text:style-name="Emphasis"><text:span text:style-name="T303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303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Rocky-Linux-desktop</text:file-name></text:span><text:span text:style-name="MT2"><text:tab/><text:tab/></text:span><text:span text:style-name="MT1"><text:date style:data-style-name="N36" text:date-value="2024-09-29T14:24:02.538509541">29-09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9T14:24:02.419584585</dc:date>
    <meta:keyword>Installatie</meta:keyword>
    <meta:keyword>Checklist</meta:keyword>
    <meta:keyword>Linux</meta:keyword>
    <meta:editing-cycles>6935</meta:editing-cycles>
    <meta:editing-duration>P12DT9H52M8S</meta:editing-duration>
    <dc:creator>Karel Zimmer</dc:creator>
    <meta:printed-by>Karel Zimmer</meta:printed-by>
    <meta:print-date>2024-09-21T20:08:55.165404924</meta:print-date>
    <meta:document-statistic meta:table-count="4" meta:image-count="2" meta:object-count="0" meta:page-count="4" meta:paragraph-count="95" meta:word-count="547" meta:character-count="3890" meta:non-whitespace-character-count="3384"/>
    <meta:user-defined meta:name="Info 1"/>
    <meta:user-defined meta:name="Info 2"/>
    <meta:user-defined meta:name="Info 3"/>
    <meta:user-defined meta:name="Info 4"/>
  </office:meta>
</office:document-meta>
</file>